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 Liste:<text:line-break/><text:line-break/>Schwebe-Bug: Manchmal wird die Sprunganimation gehalten<text:line-break/>Skyline Bug: Paralax Scrolling teilweise nicht möglich/sichtbar<text:line-break/>Texturen-Bug: Manche Texturen sind bei manchen Loads Default</text:p>
      <text:p text:style-name="Standard">Sprung-Bug: Sprungkraft teilweise immens erhöht.</text:p>
      <text:p text:style-name="Standard">Sprung-Bug 2: Teilweise nach Landen kein springen mehr mögl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 Haen</meta:initial-creator>
    <meta:creation-date>2018-02-27T12:21:28.53</meta:creation-date>
    <meta:document-statistic meta:table-count="0" meta:image-count="0" meta:object-count="0" meta:page-count="1" meta:paragraph-count="3" meta:word-count="37" meta:character-count="302"/>
    <dc:date>2018-02-27T12:27:51.86</dc:date>
    <dc:creator>Max Haen</dc:creator>
    <meta:editing-duration>PT6M23S</meta:editing-duration>
    <meta:editing-cycles>1</meta:editing-cycles>
    <meta:generator>OpenOffice/4.1.3$Win32 OpenOffice.org_project/413m1$Build-9783</meta:generator>
  </office:meta>
</office:document-meta>
</file>